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3cm" draw:fill-color="#7c7d5d"/>
    </style:style>
    <style:style style:name="gr2" style:family="graphic" style:parent-style-name="standard">
      <style:graphic-properties svg:stroke-width="0.003cm" svg:stroke-color="#4e503e" draw:fill="none" draw:fill-color="#ffffff" fo:padding-top="-0.048cm" fo:padding-bottom="-0.048cm" fo:padding-left="-0.048cm" fo:padding-right="-0.048cm"/>
    </style:style>
    <style:style style:name="gr3" style:family="graphic" style:parent-style-name="standard">
      <style:graphic-properties draw:stroke="none" svg:stroke-width="0.003cm" draw:fill-color="#b7b89e"/>
    </style:style>
    <style:style style:name="gr4" style:family="graphic" style:parent-style-name="standard">
      <style:graphic-properties draw:stroke="none" svg:stroke-width="0.003cm" draw:fill-color="#b8414e"/>
    </style:style>
    <style:style style:name="gr5" style:family="graphic" style:parent-style-name="standard">
      <style:graphic-properties draw:stroke="none" svg:stroke-width="0cm" draw:fill-color="#e4a3b0"/>
    </style:style>
    <style:style style:name="gr6" style:family="graphic" style:parent-style-name="standard">
      <style:graphic-properties svg:stroke-width="0.005cm" svg:stroke-color="#4e503e" draw:fill="none" draw:fill-color="#ffffff" fo:padding-top="-0.047cm" fo:padding-bottom="-0.047cm" fo:padding-left="-0.047cm" fo:padding-right="-0.047cm"/>
    </style:style>
    <style:style style:name="gr7" style:family="graphic" style:parent-style-name="standard">
      <style:graphic-properties draw:stroke="none" svg:stroke-width="0.005cm" draw:fill-color="#e4a3b0"/>
    </style:style>
  </office:automatic-styles>
  <office:body>
    <office:drawing>
      <draw:page draw:name="page1" draw:style-name="dp1" draw:master-page-name="Default">
        <draw:g>
          <draw:glue-point draw:id="4" svg:x="-3.589cm" svg:y="-5cm"/>
          <draw:glue-point draw:id="5" svg:x="3.946cm" svg:y="-5cm"/>
          <draw:glue-point draw:id="6" svg:x="0.179cm" svg:y="-5cm"/>
          <draw:glue-point draw:id="7" svg:x="-4.816cm" svg:y="5cm"/>
          <draw:glue-point draw:id="8" svg:x="2.806cm" svg:y="5cm"/>
          <draw:glue-point draw:id="9" svg:x="-1.006cm" svg:y="5cm"/>
          <draw:glue-point draw:id="10" svg:x="-0.277cm" svg:y="5cm"/>
          <draw:glue-point draw:id="11" svg:x="1.263cm" svg:y="5cm"/>
          <draw:glue-point draw:id="12" svg:x="-1.778cm" svg:y="5cm"/>
          <draw:glue-point draw:id="13" svg:x="0.492cm" svg:y="5cm"/>
          <draw:glue-point draw:id="14" svg:x="-5cm" svg:y="-2.627cm"/>
          <draw:glue-point draw:id="15" svg:x="5cm" svg:y="-4.403cm"/>
          <draw:glue-point draw:id="16" svg:x="5cm" svg:y="2.944cm"/>
          <draw:glue-point draw:id="17" svg:x="5cm" svg:y="-0.73cm"/>
          <draw:glue-point draw:id="18" svg:x="0.516cm" svg:y="1.085cm"/>
          <draw:polygon draw:style-name="gr1" draw:layer="layout" svg:width="0.35cm" svg:height="1.866cm" svg:x="1.3cm" svg:y="0.134cm" svg:viewBox="0 0 351 1867" draw:points="351,1455 351,0 0,350 0,1867">
            <text:p/>
          </draw:polygon>
          <draw:polygon draw:style-name="gr2" draw:layer="layout" svg:width="0.35cm" svg:height="1.866cm" svg:x="1.3cm" svg:y="0.134cm" svg:viewBox="0 0 351 1867" draw:points="351,1455 351,0 0,350 0,1867">
            <text:p/>
          </draw:polygon>
          <draw:polygon draw:style-name="gr3" draw:layer="layout" svg:width="1.262cm" svg:height="1.515cm" svg:x="0.031cm" svg:y="0.485cm" svg:viewBox="0 0 1263 1516" draw:points="1263,0 0,0 0,1516 1263,1516">
            <text:p/>
          </draw:polygon>
          <draw:polygon draw:style-name="gr2" draw:layer="layout" svg:width="1.262cm" svg:height="1.515cm" svg:x="0.031cm" svg:y="0.485cm" svg:viewBox="0 0 1263 1516" draw:points="1263,0 0,0 0,1516 1263,1516">
            <text:p/>
          </draw:polygon>
          <draw:polygon draw:style-name="gr4" draw:layer="layout" svg:width="1.644cm" svg:height="0.474cm" svg:x="0.01cm" svg:y="0.011cm" svg:viewBox="0 0 1645 475" draw:points="1284,475 1645,119 1463,0 235,0 0,475">
            <text:p/>
          </draw:polygon>
          <draw:polygon draw:style-name="gr5" draw:layer="layout" svg:width="0.379cm" svg:height="0.373cm" svg:x="1.287cm" svg:y="0.119cm" svg:viewBox="0 0 380 374" draw:points="375,1 362,2 0,359 14,374 376,17 375,1 376,17 377,17 377,15 378,14 379,14 379,12 380,12 380,11 380,10 380,8 380,8 379,7 378,6 378,5 377,4 377,3 377,2 375,2 375,1 374,1 373,1 372,0 371,0 370,0 369,0 368,0 367,0 367,0 365,0 364,1 363,1 362,2 362,2">
            <text:p/>
          </draw:polygon>
          <draw:polygon draw:style-name="gr5" draw:layer="layout" svg:width="0.198cm" svg:height="0.138cm" svg:x="1.463cm" svg:y="0cm" svg:viewBox="0 0 199 139" draw:points="10,0 5,19 187,139 199,121 15,1 10,0 15,1 15,1 14,0 12,0 12,0 11,0 10,0 9,0 7,0 7,0 5,1 5,1 5,1 3,2 2,3 2,4 1,4 1,5 1,6 0,7 0,8 0,9 0,10 0,11 0,12 0,13 0,14 1,15 1,16 2,16 2,17 3,18 5,19">
            <text:p/>
          </draw:polygon>
          <draw:polygon draw:style-name="gr5" draw:layer="layout" svg:width="1.238cm" svg:height="0.021cm" svg:x="0.235cm" svg:y="0cm" svg:viewBox="0 0 1239 22" draw:points="1,6 10,22 1239,22 1239,0 10,0 1,6 10,0 9,0 8,0 7,0 6,1 4,1 4,1 3,2 2,3 2,4 1,4 1,6 0,6 0,7 0,8 0,9 0,11 0,12 0,12 0,14 0,14 1,15 1,16 2,17 2,18 3,18 4,19 4,20 6,20 7,21 8,21 9,21 10,22">
            <text:p/>
          </draw:polygon>
          <draw:polygon draw:style-name="gr5" draw:layer="layout" svg:width="0.255cm" svg:height="0.489cm" svg:x="0cm" svg:y="0.006cm" svg:viewBox="0 0 256 490" draw:points="10,490 20,484 256,9 236,0 0,474 10,490 0,474 0,475 0,477 0,478 0,479 0,480 0,481 0,482 0,483 0,484 1,485 2,485 2,486 3,487 4,487 4,488 5,488 6,489 7,489 8,490 9,490 10,490 11,490 12,490 13,489 14,489 15,488 15,488 17,487 17,487 18,486 19,485 20,484">
            <text:p/>
          </draw:polygon>
          <draw:polygon draw:style-name="gr5" draw:layer="layout" svg:width="1.294cm" svg:height="0.021cm" svg:x="0.01cm" svg:y="0.475cm" svg:viewBox="0 0 1295 22" draw:points="1292,18 1285,0 0,0 0,22 1285,22 1292,18 1285,22 1286,22 1287,21 1288,21 1289,20 1290,20 1291,20 1292,18 1292,18 1293,17 1294,16 1294,15 1294,15 1295,13 1295,12 1295,12 1295,10 1295,10 1295,8 1295,7 1294,6 1294,5 1294,4 1293,3 1292,3 1292,2 1291,1 1290,1 1289,0 1288,0 1287,0 1286,0 1285,0">
            <text:p/>
          </draw:polygon>
          <draw:polyline draw:style-name="gr6" draw:layer="layout" svg:width="0.136cm" svg:height="0.132cm" svg:x="0.3cm" svg:y="1.052cm" svg:viewBox="0 0 137 133" draw:points="0,0 0,133 137,133">
            <text:p/>
          </draw:polyline>
          <draw:line draw:style-name="gr6" draw:layer="layout" svg:x1="0.29cm" svg:y1="1.184cm" svg:x2="0.437cm" svg:y2="1.184cm">
            <text:p/>
          </draw:line>
          <draw:polyline draw:style-name="gr6" draw:layer="layout" svg:width="0.138cm" svg:height="0.132cm" svg:x="0.114cm" svg:y="1.052cm" svg:viewBox="0 0 139 133" draw:points="0,0 0,133 139,133">
            <text:p/>
          </draw:polyline>
          <draw:line draw:style-name="gr6" draw:layer="layout" svg:x1="0.106cm" svg:y1="1.184cm" svg:x2="0.253cm" svg:y2="1.184cm">
            <text:p/>
          </draw:line>
          <draw:polyline draw:style-name="gr6" draw:layer="layout" svg:width="0.14cm" svg:height="0.132cm" svg:x="0.112cm" svg:y="0.797cm" svg:viewBox="0 0 141 133" draw:points="0,0 0,133 141,133">
            <text:p/>
          </draw:polyline>
          <draw:line draw:style-name="gr6" draw:layer="layout" svg:x1="0.106cm" svg:y1="0.93cm" svg:x2="0.253cm" svg:y2="0.93cm">
            <text:p/>
          </draw:line>
          <draw:polyline draw:style-name="gr6" draw:layer="layout" svg:width="0.137cm" svg:height="0.132cm" svg:x="0.298cm" svg:y="0.544cm" svg:viewBox="0 0 138 133" draw:points="0,0 0,133 138,133">
            <text:p/>
          </draw:polyline>
          <draw:line draw:style-name="gr6" draw:layer="layout" svg:x1="0.29cm" svg:y1="0.676cm" svg:x2="0.437cm" svg:y2="0.676cm">
            <text:p/>
          </draw:line>
          <draw:polyline draw:style-name="gr6" draw:layer="layout" svg:width="0.141cm" svg:height="0.132cm" svg:x="0.111cm" svg:y="0.544cm" svg:viewBox="0 0 142 133" draw:points="0,0 0,133 142,133">
            <text:p/>
          </draw:polyline>
          <draw:line draw:style-name="gr6" draw:layer="layout" svg:x1="0.106cm" svg:y1="0.676cm" svg:x2="0.253cm" svg:y2="0.676cm">
            <text:p/>
          </draw:line>
          <draw:polyline draw:style-name="gr6" draw:layer="layout" svg:width="0.14cm" svg:height="0.132cm" svg:x="0.511cm" svg:y="1.052cm" svg:viewBox="0 0 141 133" draw:points="0,0 0,133 141,133">
            <text:p/>
          </draw:polyline>
          <draw:line draw:style-name="gr6" draw:layer="layout" svg:x1="0.505cm" svg:y1="1.184cm" svg:x2="0.652cm" svg:y2="1.184cm">
            <text:p/>
          </draw:line>
          <draw:polyline draw:style-name="gr6" draw:layer="layout" svg:width="0.138cm" svg:height="0.132cm" svg:x="0.513cm" svg:y="0.797cm" svg:viewBox="0 0 139 133" draw:points="0,0 0,133 139,133">
            <text:p/>
          </draw:polyline>
          <draw:line draw:style-name="gr6" draw:layer="layout" svg:x1="0.505cm" svg:y1="0.93cm" svg:x2="0.652cm" svg:y2="0.93cm">
            <text:p/>
          </draw:line>
          <draw:polyline draw:style-name="gr6" draw:layer="layout" svg:width="0.14cm" svg:height="0.132cm" svg:x="0.512cm" svg:y="0.544cm" svg:viewBox="0 0 141 133" draw:points="0,0 0,133 141,133">
            <text:p/>
          </draw:polyline>
          <draw:line draw:style-name="gr6" draw:layer="layout" svg:x1="0.505cm" svg:y1="0.676cm" svg:x2="0.652cm" svg:y2="0.676cm">
            <text:p/>
          </draw:line>
          <draw:polyline draw:style-name="gr6" draw:layer="layout" svg:width="0.138cm" svg:height="0.132cm" svg:x="0.897cm" svg:y="1.052cm" svg:viewBox="0 0 139 133" draw:points="0,0 0,133 139,133">
            <text:p/>
          </draw:polyline>
          <draw:line draw:style-name="gr6" draw:layer="layout" svg:x1="0.888cm" svg:y1="1.184cm" svg:x2="1.035cm" svg:y2="1.184cm">
            <text:p/>
          </draw:line>
          <draw:polyline draw:style-name="gr6" draw:layer="layout" svg:width="0.139cm" svg:height="0.132cm" svg:x="0.711cm" svg:y="1.052cm" svg:viewBox="0 0 140 133" draw:points="0,0 0,133 140,133">
            <text:p/>
          </draw:polyline>
          <draw:line draw:style-name="gr6" draw:layer="layout" svg:x1="0.704cm" svg:y1="1.184cm" svg:x2="0.851cm" svg:y2="1.184cm">
            <text:p/>
          </draw:line>
          <draw:polyline draw:style-name="gr6" draw:layer="layout" svg:width="0.137cm" svg:height="0.132cm" svg:x="0.712cm" svg:y="0.797cm" svg:viewBox="0 0 138 133" draw:points="0,0 0,133 138,133">
            <text:p/>
          </draw:polyline>
          <draw:line draw:style-name="gr6" draw:layer="layout" svg:x1="0.704cm" svg:y1="0.93cm" svg:x2="0.851cm" svg:y2="0.93cm">
            <text:p/>
          </draw:line>
          <draw:polyline draw:style-name="gr6" draw:layer="layout" svg:width="0.138cm" svg:height="0.132cm" svg:x="0.897cm" svg:y="0.544cm" svg:viewBox="0 0 139 133" draw:points="0,0 0,133 139,133">
            <text:p/>
          </draw:polyline>
          <draw:line draw:style-name="gr6" draw:layer="layout" svg:x1="0.888cm" svg:y1="0.676cm" svg:x2="1.035cm" svg:y2="0.676cm">
            <text:p/>
          </draw:line>
          <draw:polyline draw:style-name="gr6" draw:layer="layout" svg:width="0.141cm" svg:height="0.132cm" svg:x="0.709cm" svg:y="0.544cm" svg:viewBox="0 0 142 133" draw:points="0,0 0,133 142,133">
            <text:p/>
          </draw:polyline>
          <draw:line draw:style-name="gr6" draw:layer="layout" svg:x1="0.704cm" svg:y1="0.676cm" svg:x2="0.851cm" svg:y2="0.676cm">
            <text:p/>
          </draw:line>
          <draw:polyline draw:style-name="gr6" draw:layer="layout" svg:width="0.139cm" svg:height="0.132cm" svg:x="1.111cm" svg:y="1.052cm" svg:viewBox="0 0 140 133" draw:points="0,0 0,133 140,133">
            <text:p/>
          </draw:polyline>
          <draw:line draw:style-name="gr6" draw:layer="layout" svg:x1="1.103cm" svg:y1="1.184cm" svg:x2="1.25cm" svg:y2="1.184cm">
            <text:p/>
          </draw:line>
          <draw:polyline draw:style-name="gr6" draw:layer="layout" svg:width="0.14cm" svg:height="0.132cm" svg:x="1.109cm" svg:y="0.797cm" svg:viewBox="0 0 141 133" draw:points="0,0 0,133 141,133">
            <text:p/>
          </draw:polyline>
          <draw:line draw:style-name="gr6" draw:layer="layout" svg:x1="1.103cm" svg:y1="0.93cm" svg:x2="1.25cm" svg:y2="0.93cm">
            <text:p/>
          </draw:line>
          <draw:polyline draw:style-name="gr6" draw:layer="layout" svg:width="0.141cm" svg:height="0.132cm" svg:x="1.108cm" svg:y="0.544cm" svg:viewBox="0 0 142 133" draw:points="0,0 0,133 142,133">
            <text:p/>
          </draw:polyline>
          <draw:line draw:style-name="gr6" draw:layer="layout" svg:x1="1.103cm" svg:y1="0.676cm" svg:x2="1.25cm" svg:y2="0.676cm">
            <text:p/>
          </draw:line>
          <draw:polyline draw:style-name="gr6" draw:layer="layout" svg:width="0.084cm" svg:height="0.228cm" svg:x="1.495cm" svg:y="0.326cm" svg:viewBox="0 0 85 229" draw:points="85,0 85,150 0,229">
            <text:p/>
          </draw:polyline>
          <draw:polyline draw:style-name="gr6" draw:layer="layout" svg:width="0.084cm" svg:height="0.228cm" svg:x="1.495cm" svg:y="0.847cm" svg:viewBox="0 0 85 229" draw:points="85,0 85,150 0,229">
            <text:p/>
          </draw:polyline>
          <draw:polyline draw:style-name="gr6" draw:layer="layout" svg:width="0.085cm" svg:height="0.228cm" svg:x="1.354cm" svg:y="0.968cm" svg:viewBox="0 0 86 229" draw:points="86,0 86,150 0,229">
            <text:p/>
          </draw:polyline>
          <draw:polyline draw:style-name="gr6" draw:layer="layout" svg:width="0.085cm" svg:height="0.228cm" svg:x="1.354cm" svg:y="0.447cm" svg:viewBox="0 0 86 229" draw:points="86,0 86,151 0,229">
            <text:p/>
          </draw:polyline>
          <draw:polygon draw:style-name="gr7" draw:layer="layout" svg:width="0.2cm" svg:height="0.479cm" svg:x="1.29cm" svg:y="0.009cm" svg:viewBox="0 0 201 480" draw:points="19,480 201,7 181,0 0,472">
            <text:p/>
          </draw:polygon>
          <draw:polyline draw:style-name="gr6" draw:layer="layout" svg:width="0.25cm" svg:height="0.39cm" svg:x="0.537cm" svg:y="1.603cm" svg:viewBox="0 0 251 391" draw:points="0,384 0,0 251,0 251,391">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DU</dc:title>
    <meta:creation-date>2011-02-07T16:36:13</meta:creation-date>
    <meta:editing-duration>P0D</meta:editing-duration>
    <meta:editing-cycles>1</meta:editing-cycles>
    <meta:document-statistic meta:object-count="49"/>
    <meta:generator>OpenOffice.org/3.3$Linux OpenOffice.org_project/330m20$Build-9567</meta:generator>
  </office:meta>
</office:document-meta>
</file>